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11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Wyniki" table:style-name="ta1">
        <table:shapes>
          <draw:frame draw:z-index="0" draw:style-name="gr1" draw:text-style-name="P1" svg:width="159.99mm" svg:height="89.99mm" svg:x="6.72mm" svg:y="83.08mm">
            <loext:p draw:notify-on-update-of-ranges="Wyniki.A2:Wyniki.A5 Wyniki.B1:Wyniki.B1 Wyniki.B2:Wyniki.B5 Wyniki.C1:Wyniki.C1 Wyniki.C2:Wyniki.C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7mm" svg:y="176.3mm">
            <loext:p draw:notify-on-update-of-ranges="Wyniki.A8:Wyniki.A11 Wyniki.B7:Wyniki.B7 Wyniki.B8:Wyniki.B11 Wyniki.C7:Wyniki.C7 Wyniki.C8:Wyniki.C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7.7mm" svg:y="271.92mm">
            <loext:p draw:notify-on-update-of-ranges="Wyniki.A14:Wyniki.A17 Wyniki.B13:Wyniki.B13 Wyniki.B14:Wyniki.B17 Wyniki.C13:Wyniki.C13 Wyniki.C14:Wyniki.C1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unkcja(minimum)</text:p>
          </table:table-cell>
          <table:table-cell office:value-type="string" calcext:value-type="string">
            <text:p>DataframeThreads</text:p>
          </table:table-cell>
          <table:table-cell office:value-type="string" calcext:value-type="string">
            <text:p>DataFrame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2387" calcext:value-type="float">
            <text:p>32387</text:p>
          </table:table-cell>
          <table:table-cell office:value-type="float" office:value="32366" calcext:value-type="float">
            <text:p>32366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2767" calcext:value-type="float">
            <text:p>32767</text:p>
          </table:table-cell>
          <table:table-cell office:value-type="float" office:value="33122" calcext:value-type="float">
            <text:p>33122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37537" calcext:value-type="float">
            <text:p>37537</text:p>
          </table:table-cell>
          <table:table-cell office:value-type="float" office:value="38725" calcext:value-type="float">
            <text:p>38725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37156" calcext:value-type="float">
            <text:p>37156</text:p>
          </table:table-cell>
          <table:table-cell office:value-type="float" office:value="38150" calcext:value-type="float">
            <text:p>381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unkcja(maksimum)</text:p>
          </table:table-cell>
          <table:table-cell office:value-type="string" calcext:value-type="string">
            <text:p>DataframeThreads</text:p>
          </table:table-cell>
          <table:table-cell office:value-type="string" calcext:value-type="string">
            <text:p>DataFrame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1678054" calcext:value-type="float">
            <text:p>1678054</text:p>
          </table:table-cell>
          <table:table-cell office:value-type="float" office:value="10376200" calcext:value-type="float">
            <text:p>1037620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34136" calcext:value-type="float">
            <text:p>134136</text:p>
          </table:table-cell>
          <table:table-cell office:value-type="float" office:value="141118" calcext:value-type="float">
            <text:p>141118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145121" calcext:value-type="float">
            <text:p>145121</text:p>
          </table:table-cell>
          <table:table-cell office:value-type="float" office:value="1798633" calcext:value-type="float">
            <text:p>1798633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152841" calcext:value-type="float">
            <text:p>152841</text:p>
          </table:table-cell>
          <table:table-cell office:value-type="float" office:value="3382979" calcext:value-type="float">
            <text:p>338297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unkcja(średnia)</text:p>
          </table:table-cell>
          <table:table-cell office:value-type="string" calcext:value-type="string">
            <text:p>DataframeThreads</text:p>
          </table:table-cell>
          <table:table-cell office:value-type="string" calcext:value-type="string">
            <text:p>DataFrame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41328" calcext:value-type="float">
            <text:p>241328</text:p>
          </table:table-cell>
          <table:table-cell office:value-type="float" office:value="976654" calcext:value-type="float">
            <text:p>976654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80563" calcext:value-type="float">
            <text:p>80563</text:p>
          </table:table-cell>
          <table:table-cell office:value-type="float" office:value="80820" calcext:value-type="float">
            <text:p>80820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90439" calcext:value-type="float">
            <text:p>90439</text:p>
          </table:table-cell>
          <table:table-cell office:value-type="float" office:value="236152" calcext:value-type="float">
            <text:p>236152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88225" calcext:value-type="float">
            <text:p>88225</text:p>
          </table:table-cell>
          <table:table-cell office:value-type="float" office:value="288410" calcext:value-type="float">
            <text:p>2884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7">00.00.0000</text:date>, <text:time style:data-style-name="N2" text:time-value="22:04:38.43628385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7T22:04:59.775868782</dc:date>
    <meta:editing-duration>PT2M49S</meta:editing-duration>
    <meta:editing-cycles>2</meta:editing-cycles>
    <meta:generator>LibreOffice/5.1.6.2$Linux_X86_64 LibreOffice_project/10m0$Build-2</meta:generator>
    <meta:document-statistic meta:table-count="1" meta:cell-count="4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65cm" svg:y="0.316cm" chart:style-name="ch2">
          <text:p>Minimalna wartość z testów</text:p>
        </chart:title>
        <chart:legend chart:legend-position="end" svg:x="12.414cm" svg:y="3.952cm" style:legend-expansion="high" chart:style-name="ch3"/>
        <chart:plot-area chart:style-name="ch4" table:cell-range-address="Wyniki.A2:Wyniki.C5 Wyniki.B1:Wyniki.C1" chart:data-source-has-labels="both" svg:x="0.32cm" svg:y="1.275cm" svg:width="11.774cm" svg:height="7.545cm">
          <chartooo:coordinate-region svg:x="1.497cm" svg:y="1.474cm" svg:width="10.597cm" svg:height="6.699cm"/>
          <chart:axis chart:dimension="x" chart:name="primary-x" chart:style-name="ch5" chartooo:axis-type="auto">
            <chartooo:date-scale/>
            <chart:categories table:cell-range-address="Wyniki.A2:Wyniki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yniki.B2:Wyniki.B5" chart:label-cell-address="Wyniki.B1:Wyniki.B1" chart:class="chart:bar">
            <chart:data-point chart:repeated="4"/>
          </chart:series>
          <chart:series chart:style-name="ch9" chart:values-cell-range-address="Wyniki.C2:Wyniki.C5" chart:label-cell-address="Wyniki.C1:Wyniki.C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frameThreads</text:p>
                <draw:g>
                  <svg:desc>Wyniki.B1:Wyniki.B1</svg:desc>
                </draw:g>
              </table:table-cell>
              <table:table-cell office:value-type="string">
                <text:p>DataFrame</text:p>
                <draw:g>
                  <svg:desc>Wyniki.C1:Wyniki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n</text:p>
                <draw:g>
                  <svg:desc>Wyniki.A2:Wyniki.A5</svg:desc>
                </draw:g>
              </table:table-cell>
              <table:table-cell office:value-type="float" office:value="32387">
                <text:p>32387</text:p>
                <draw:g>
                  <svg:desc>Wyniki.B2:Wyniki.B5</svg:desc>
                </draw:g>
              </table:table-cell>
              <table:table-cell office:value-type="float" office:value="32366">
                <text:p>32366</text:p>
                <draw:g>
                  <svg:desc>Wyniki.C2:Wyniki.C5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32767">
                <text:p>32767</text:p>
              </table:table-cell>
              <table:table-cell office:value-type="float" office:value="33122">
                <text:p>33122</text:p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37537">
                <text:p>37537</text:p>
              </table:table-cell>
              <table:table-cell office:value-type="float" office:value="38725">
                <text:p>38725</text:p>
              </table:table-cell>
            </table:table-row>
            <table:table-row>
              <table:table-cell office:value-type="string">
                <text:p>std</text:p>
              </table:table-cell>
              <table:table-cell office:value-type="float" office:value="37156">
                <text:p>37156</text:p>
              </table:table-cell>
              <table:table-cell office:value-type="float" office:value="38150">
                <text:p>38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14cm" svg:y="0.316cm" chart:style-name="ch2">
          <text:p>Maksymalna wartość z testów</text:p>
        </chart:title>
        <chart:legend chart:legend-position="end" svg:x="12.414cm" svg:y="3.952cm" style:legend-expansion="high" chart:style-name="ch3"/>
        <chart:plot-area chart:style-name="ch4" table:cell-range-address="Wyniki.A8:Wyniki.C11 Wyniki.B7:Wyniki.C7" chart:data-source-has-labels="both" svg:x="0.32cm" svg:y="1.275cm" svg:width="11.774cm" svg:height="7.545cm">
          <chartooo:coordinate-region svg:x="2.053cm" svg:y="1.475cm" svg:width="10.041cm" svg:height="6.698cm"/>
          <chart:axis chart:dimension="x" chart:name="primary-x" chart:style-name="ch5" chartooo:axis-type="auto">
            <chartooo:date-scale/>
            <chart:categories table:cell-range-address="Wyniki.A8:Wyniki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yniki.B8:Wyniki.B11" chart:label-cell-address="Wyniki.B7:Wyniki.B7" chart:class="chart:bar">
            <chart:data-point chart:repeated="4"/>
          </chart:series>
          <chart:series chart:style-name="ch9" chart:values-cell-range-address="Wyniki.C8:Wyniki.C11" chart:label-cell-address="Wyniki.C7:Wyniki.C7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frameThreads</text:p>
                <draw:g>
                  <svg:desc>Wyniki.B7:Wyniki.B7</svg:desc>
                </draw:g>
              </table:table-cell>
              <table:table-cell office:value-type="string">
                <text:p>DataFrame</text:p>
                <draw:g>
                  <svg:desc>Wyniki.C7:Wyniki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n</text:p>
                <draw:g>
                  <svg:desc>Wyniki.A8:Wyniki.A11</svg:desc>
                </draw:g>
              </table:table-cell>
              <table:table-cell office:value-type="float" office:value="1678054">
                <text:p>1678054</text:p>
                <draw:g>
                  <svg:desc>Wyniki.B8:Wyniki.B11</svg:desc>
                </draw:g>
              </table:table-cell>
              <table:table-cell office:value-type="float" office:value="10376200">
                <text:p>10376200</text:p>
                <draw:g>
                  <svg:desc>Wyniki.C8:Wyniki.C11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134136">
                <text:p>134136</text:p>
              </table:table-cell>
              <table:table-cell office:value-type="float" office:value="141118">
                <text:p>141118</text:p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145121">
                <text:p>145121</text:p>
              </table:table-cell>
              <table:table-cell office:value-type="float" office:value="1798633">
                <text:p>1798633</text:p>
              </table:table-cell>
            </table:table-row>
            <table:table-row>
              <table:table-cell office:value-type="string">
                <text:p>std</text:p>
              </table:table-cell>
              <table:table-cell office:value-type="float" office:value="152841">
                <text:p>152841</text:p>
              </table:table-cell>
              <table:table-cell office:value-type="float" office:value="3382979">
                <text:p>33829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16cm" svg:y="0.316cm" chart:style-name="ch2">
          <text:p>Średnia wartość z testów</text:p>
        </chart:title>
        <chart:legend chart:legend-position="end" svg:x="12.414cm" svg:y="3.952cm" style:legend-expansion="high" chart:style-name="ch3"/>
        <chart:plot-area chart:style-name="ch4" table:cell-range-address="Wyniki.A14:Wyniki.C17 Wyniki.B13:Wyniki.C13" chart:data-source-has-labels="both" svg:x="0.32cm" svg:y="1.275cm" svg:width="11.774cm" svg:height="7.545cm">
          <chartooo:coordinate-region svg:x="1.867cm" svg:y="1.474cm" svg:width="10.227cm" svg:height="6.699cm"/>
          <chart:axis chart:dimension="x" chart:name="primary-x" chart:style-name="ch5" chartooo:axis-type="auto">
            <chartooo:date-scale/>
            <chart:categories table:cell-range-address="Wyniki.A14:Wyniki.A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yniki.B14:Wyniki.B17" chart:label-cell-address="Wyniki.B13:Wyniki.B13" chart:class="chart:bar">
            <chart:data-point chart:repeated="4"/>
          </chart:series>
          <chart:series chart:style-name="ch9" chart:values-cell-range-address="Wyniki.C14:Wyniki.C17" chart:label-cell-address="Wyniki.C13:Wyniki.C1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frameThreads</text:p>
                <draw:g>
                  <svg:desc>Wyniki.B13:Wyniki.B13</svg:desc>
                </draw:g>
              </table:table-cell>
              <table:table-cell office:value-type="string">
                <text:p>DataFrame</text:p>
                <draw:g>
                  <svg:desc>Wyniki.C13:Wyniki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n</text:p>
                <draw:g>
                  <svg:desc>Wyniki.A14:Wyniki.A17</svg:desc>
                </draw:g>
              </table:table-cell>
              <table:table-cell office:value-type="float" office:value="241328">
                <text:p>241328</text:p>
                <draw:g>
                  <svg:desc>Wyniki.B14:Wyniki.B17</svg:desc>
                </draw:g>
              </table:table-cell>
              <table:table-cell office:value-type="float" office:value="976654">
                <text:p>976654</text:p>
                <draw:g>
                  <svg:desc>Wyniki.C14:Wyniki.C17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80563">
                <text:p>80563</text:p>
              </table:table-cell>
              <table:table-cell office:value-type="float" office:value="80820">
                <text:p>80820</text:p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90439">
                <text:p>90439</text:p>
              </table:table-cell>
              <table:table-cell office:value-type="float" office:value="236152">
                <text:p>236152</text:p>
              </table:table-cell>
            </table:table-row>
            <table:table-row>
              <table:table-cell office:value-type="string">
                <text:p>std</text:p>
              </table:table-cell>
              <table:table-cell office:value-type="float" office:value="88225">
                <text:p>88225</text:p>
              </table:table-cell>
              <table:table-cell office:value-type="float" office:value="288410">
                <text:p>2884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